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  <style:font-face style:name="Nimbus Roman No9 L" svg:font-family="Nimbus Roman No9 L"/>
  </office:font-face-decls>
  <office:automatic-styles>
    <style:style style:family="text" style:name="T1" style:display-name="T1">
      <style:text-properties fo:color="#000000" style:text-underline-type="single" style:font-name="Times New Roman" fo:font-size="72pt" fo:language="fr" fo:country="CH" fo:font-weight="bold"/>
    </style:style>
    <style:style style:family="text" style:name="T2" style:display-name="T2">
      <style:text-properties style:font-name="Nimbus Roman No9 L" fo:font-style="italic"/>
    </style:style>
    <style:style style:family="paragraph" style:name="P5" style:display-name="P5" style:parent-style-name="Normal">
      <style:paragraph-properties fo:text-align="left"/>
      <style:text-properties style:font-name="Nimbus Roman No9 L" fo:font-size="12pt"/>
    </style:style>
    <style:style style:family="paragraph" style:name="P6" style:display-name="P6" style:parent-style-name="Normal">
      <style:paragraph-properties fo:background-color="#e6e6e6"/>
      <style:text-properties style:font-name="Nimbus Roman No9 L" fo:font-size="12pt" fo:font-style="italic"/>
    </style:style>
    <style:style style:family="paragraph" style:name="P7" style:display-name="P7" style:parent-style-name="Normal">
      <style:paragraph-properties fo:background-color="#e6e6e6"/>
      <style:text-properties fo:font-size="12pt"/>
    </style:style>
    <style:style style:family="paragraph" style:name="P1" style:display-name="P1">
      <style:paragraph-properties fo:text-align="center"/>
    </style:style>
    <style:style style:family="paragraph" style:name="P2" style:display-name="P2" style:parent-style-name="Normal">
      <style:paragraph-properties fo:break-before="page"/>
      <style:text-properties style:font-name="Nimbus Roman No9 L" fo:font-size="12pt"/>
    </style:style>
    <style:style style:family="paragraph" style:name="P3" style:display-name="P3" style:parent-style-name="Normal">
      <style:text-properties style:font-name="Nimbus Roman No9 L" fo:font-size="12pt"/>
    </style:style>
    <style:style style:family="paragraph" style:name="P4" style:display-name="P4" style:parent-style-name="Normal">
      <style:paragraph-properties fo:background-color="#e6e6e6"/>
      <style:text-properties style:font-name="Nimbus Roman No9 L" fo:font-size="12pt"/>
    </style:style>
    <style:style style:family="section" style:name="Sect1" style:display-name="Sect1"/>
    <style:page-layout style:name="PLayout2">
      <style:page-layout-properties fo:margin-top="2.000000cm" fo:margin-bottom="2.000000cm" fo:margin-left="2cm" fo:margin-right="2cm"/>
      <style:header-style>
        <style:header-footer-properties svg:height="1.769000cm"/>
      </style:header-style>
      <style:footer-style>
        <style:header-footer-properties svg:height="1.769000cm"/>
      </style:footer-style>
    </style:page-layout>
    <style:page-layout style:name="Standard">
      <style:page-layout-properties fo:margin-top="2.000000cm" fo:margin-bottom="2.000000cm" fo:margin-left="2cm" fo:margin-right="2cm"/>
      <style:header-style>
        <style:header-footer-properties svg:height="1.769000cm"/>
      </style:header-style>
      <style:footer-style>
        <style:header-footer-properties svg:height="1.769000cm"/>
      </style:footer-style>
    </style:page-layout>
  </office:automatic-styles>
  <office:body>
    <office:text>
      <text:section text:style-name="Sect1" text:name="Section1">
        <text:p text:style-name="P1"/>
        <text:p text:style-name="P1"/>
        <text:p text:style-name="P1"/>
        <text:p text:style-name="P1"><text:span text:style-name="T1">TP MatLab</text:span></text:p>
        <text:p text:style-name="P2"/>
        <text:p text:style-name="P3">Exercice 1 : </text:p>
        <text:p text:style-name="P3">Créer un vecteur avec les valeurs [9 7 5 3 1] </text:p>
        <text:p text:style-name="P3"/>
        <text:p text:style-name="P4">&gt;&gt;V = [9 7 5 3 1] </text:p>
        <text:p text:style-name="P3">ou </text:p>
        <text:p text:style-name="P4">&gt;&gt;V = [9: -2: 1] </text:p>
        <text:p text:style-name="P3"/>
        <text:p text:style-name="P3">Exercice 2 : </text:p>
        <text:p text:style-name="P3">Créer un vecteur avec les valeurs [10, 9.5, 9, 8.5, 8] </text:p>
        <text:p text:style-name="P3"/>
        <text:p text:style-name="P4">&gt;&gt;V = [10 : -0.5 : 8] </text:p>
        <text:p text:style-name="P3"/>
        <text:p text:style-name="P3">Exercice 3 : </text:p>
        <text:p text:style-name="P3"/>
        <text:p text:style-name="P3">Créer une matrice <text:s text:c="4"/>1 <text:s text:c="3"/>2 <text:s text:c="3"/>3 <text:s text:c="3"/>4 </text:p>
        <text:p text:style-name="P3"> <text:s/><text:tab/><text:tab/> <text:s text:c="9"/>5 <text:s text:c="3"/>6 <text:s text:c="3"/>7 <text:s text:c="3"/>8 </text:p>
        <text:p text:style-name="P3"> <text:s text:c="2"/><text:tab/><text:tab/> <text:s text:c="9"/>9 <text:s text:c="2"/>10 <text:s text:c="2"/>11 <text:s text:c="2"/>12 </text:p>
        <text:p text:style-name="P3"/>
        <text:p text:style-name="P4">&gt;&gt;F1 = [1:4;5:8;9:12]</text:p>
        <text:p text:style-name="P3"/>
        <text:p text:style-name="P3">Exercice 4 : </text:p>
        <text:p text:style-name="P3">Créez une matrice de taille 9x9 représentant un quadrillage de 0 (pour noir) et 1 (pour blanc). </text:p>
        <text:p text:style-name="P3">Commencez par créer une matrice n'ayant que des 1. Modifiez ensuite tous les éléments de </text:p>
        <text:p text:style-name="P3">numéro impair par des 0 (par une seule commande si possible). </text:p>
        <text:p text:style-name="P3"/>
        <text:p text:style-name="P3">On commence par créer une matrice 9*9 avec tous les éléments à 1</text:p>
        <text:p text:style-name="P3"/>
        <text:p text:style-name="P4">&gt;&gt;F1 = ones(9,9) </text:p>
        <text:p text:style-name="P3"/>
        <text:p text:style-name="P3">Ensuite pour ajouter l'alternance 0 - 1 on peut utiliser la commande </text:p>
        <text:p text:style-name="P3"/>
        <text:p text:style-name="P4">&gt;&gt;F1(2*[1:41]-1) = 0 </text:p>
        <text:p text:style-name="P3"/>
        <text:p text:style-name="P3">Exercice 5: </text:p>
        <text:p text:style-name="P3">Calculez la liste des valeurs prises par la fonction (sin(x)-x)/exp(x) en donnant à x toutes les </text:p>
        <text:p text:style-name="P3">valeurs de -2 à 2 espacées de 0.1. </text:p>
        <text:p text:style-name="P3"/>
        <text:p text:style-name="P3">On peut créer le vecteur allant de [-2, -1.9, -1.8...1.8, 1.9, 2]</text:p>
        <text:p text:style-name="P3"/>
        <text:p text:style-name="P4">&gt;&gt;T = [-2: 0.1: 2] </text:p>
        <text:p text:style-name="P3">puis on obtient toutes les valeurs (le . permet de réaliser le calcul pour toute la matrice) </text:p>
        <text:p text:style-name="P3"/>
        <text:p text:style-name="P4">&gt;&gt;(sin(T)-T)./exp(T) </text:p>
        <text:p text:style-name="P3"/>
        <text:p text:style-name="P5">Exercice 6: </text:p>
        <text:p text:style-name="P3">Créez la matrice : </text:p>
        <text:p text:style-name="P3">0 <text:tab/>4 <text:tab/>4 <text:tab/>4</text:p>
        <text:p text:style-name="P3">4<text:tab/>0 <text:tab/>4 <text:tab/>4</text:p>
        <text:p text:style-name="P3">4 <text:tab/>4 <text:tab/>0 <text:tab/>4</text:p>
        <text:p text:style-name="P3">4 <text:tab/>4 <text:tab/>4 <text:tab/>0</text:p>
        <text:p text:style-name="P3"/>
        <text:p text:style-name="P4">&gt;&gt;m = eye(4)*-4 + 4 </text:p>
        <text:p text:style-name="P3"/>
        <text:p text:style-name="P3">Exercice 7: </text:p>
        <text:p text:style-name="P3">Créez la matrice suivante par concaténation de matrices (en utilisant ce qui a été vu avant) : </text:p>
        <text:p text:style-name="P3">1.0000<text:tab/><text:tab/>3.4000<text:tab/><text:tab/>0<text:tab/>0<text:tab/>0<text:tab/>0<text:tab/>5.0000</text:p>
        <text:p text:style-name="P3">1.0000<text:tab/><text:tab/>0<text:tab/><text:tab/>3.4000<text:tab/>0<text:tab/>0<text:tab/>0<text:tab/>6.0000</text:p>
        <text:p text:style-name="P3">1.0000<text:tab/><text:tab/>0<text:tab/><text:tab/>0<text:tab/>3.4000<text:tab/>0<text:tab/>0<text:tab/>7.0000</text:p>
        <text:p text:style-name="P3">1.0000<text:tab/><text:tab/>0<text:tab/><text:tab/>0<text:tab/>0<text:tab/>3.4000<text:tab/>0<text:tab/>8.0000</text:p>
        <text:p text:style-name="P3">1.0000<text:tab/><text:tab/>0<text:tab/><text:tab/>0<text:tab/>0<text:tab/>0<text:tab/>3.4000<text:tab/>9.0000</text:p>
        <text:p text:style-name="P3"/>
        <text:p text:style-name="P3">On a d'abord créé la première colonne de 1 </text:p>
        <text:p text:style-name="P3"/>
        <text:p text:style-name="P4">&gt;&gt;F1 = ones(5,1) </text:p>
        <text:p text:style-name="P3"/>
        <text:p text:style-name="P3">Ensuite on a créé la diagonale de 3.4000</text:p>
        <text:p text:style-name="P3"/>
        <text:p text:style-name="P4">&gt;&gt;F2 = eye(5,5)*3.4 </text:p>
        <text:p text:style-name="P3"/>
        <text:p text:style-name="P3">Puis on a créé la dernière colonne</text:p>
        <text:p text:style-name="P3"/>
        <text:p text:style-name="P4">&gt;&gt;F3 = [5.0:9.0]</text:p>
        <text:p text:style-name="P3"/>
        <text:p text:style-name="P3">Finalement pour afficher la concaténation</text:p>
        <text:p text:style-name="P3"/>
        <text:p text:style-name="P4">&gt;&gt;[F1,F2,F3] </text:p>
        <text:p text:style-name="P3"/>
        <text:p text:style-name="P3">Exercice 8 : </text:p>
        <text:p text:style-name="P3">Créez la matrice : </text:p>
        <text:p text:style-name="P3">1 <text:tab/>0 <text:tab/>7 <text:tab/>0</text:p>
        <text:p text:style-name="P3">0 <text:tab/>1<text:tab/>7 <text:tab/>0</text:p>
        <text:p text:style-name="P3">0 <text:tab/>0 <text:tab/>7 <text:tab/>0</text:p>
        <text:p text:style-name="P3">0 <text:tab/>0 <text:tab/>7 <text:tab/>1</text:p>
        <text:p text:style-name="P3"/>
        <text:p text:style-name="P3"/>
        <text:p text:style-name="P4">&gt;&gt;F1 = eye(4), F1(:,3) = 7 </text:p>
        <text:p text:style-name="P3"/>
        <text:p text:style-name="Normal">Exercice 9 : </text:p>
        <text:p text:style-name="P3">Inversez les deux colonnes centrales dans la matrice précédente pour obtenir : </text:p>
        <text:p text:style-name="P3">1 <text:tab/>7 <text:tab/>0 <text:tab/>0</text:p>
        <text:p text:style-name="P3">0 <text:tab/>7<text:tab/>1 <text:tab/>0</text:p>
        <text:p text:style-name="P3">0 <text:tab/>7 <text:tab/>0 <text:tab/>0</text:p>
        <text:p text:style-name="P3">0 <text:tab/>7 <text:tab/>0 <text:tab/>1</text:p>
        <text:p text:style-name="P3"/>
        <text:p text:style-name="P3">On garde en mémoire la 2ème colonne</text:p>
        <text:p text:style-name="P3"/>
        <text:p text:style-name="P4">&gt;&gt;FTemp = F1(:,2) </text:p>
        <text:p text:style-name="P3"/>
        <text:p text:style-name="P3">ensuite on met la colonne 3 dans la colonne 2 </text:p>
        <text:p text:style-name="P3"/>
        <text:p text:style-name="P4">&gt;&gt;F1(:,2) = F1(:,3) </text:p>
        <text:p text:style-name="P3"/>
        <text:p text:style-name="P3">puis on met FTemp dans la 2ème colonne </text:p>
        <text:p text:style-name="P3"/>
        <text:p text:style-name="P4">&gt;&gt;F1(:,2) = FTemp </text:p>
        <text:p text:style-name="P3"/>
        <text:p text:style-name="P3">Exercice 10: </text:p>
        <text:p text:style-name="P3">Afficher dans un graphique e quadrillage de 0 et de 1 fait précédemment en noir et blanc. </text:p>
        <text:p text:style-name="P3"/>
        <text:p text:style-name="P6">-- efface la figure </text:p>
        <text:p text:style-name="P6">clf </text:p>
        <text:p text:style-name="P6">-- Créer la matrice pour le damier </text:p>
        <text:p text:style-name="P6">F1 = ones(9,9) </text:p>
        <text:p text:style-name="P6">F1(2*[1:41]-1) = 0 </text:p>
        <text:p text:style-name="P6"/>
        <text:p text:style-name="P6">-- boucles pour parcourir la matrice en x, y </text:p>
        <text:p text:style-name="P6">for i=1:size (F1, 1) </text:p>
        <text:p text:style-name="P6"> for j=1:size (F1, 2) </text:p>
        <text:p text:style-name="P6"> <text:s text:c="2"/>-- affiche un rectangle plein dont la couleur dépend de l'élément courant de la matrice </text:p>
        <text:p text:style-name="P6"> <text:s text:c="2"/>rectangle('Position',[i-1 j-1 1 1],'FaceColor',[F1(i,j) F1(i,j) F1(i,j)]) </text:p>
        <text:p text:style-name="P6"> end </text:p>
        <text:p text:style-name="P6">end </text:p>
        <text:p text:style-name="P7"><text:span text:style-name="T2">axis([0 9 0 9])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Nimbus Roman No9 L" svg:font-family="Nimbus Roman No9 L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Header" style:display-name="Header" style:parent-style-name="Normal" style:next-style-name="Header">
      <style:paragraph-properties>
        <style:tab-stops>
          <style:tab-stop style:type="center" style:position="3.345139in"/>
          <style:tab-stop style:type="right" style:position="6.691667in"/>
        </style:tab-stops>
      </style:paragraph-properties>
    </style:style>
    <style:style style:family="paragraph" style:name="Footer" style:display-name="Footer" style:parent-style-name="Normal" style:next-style-name="Footer">
      <style:paragraph-properties>
        <style:tab-stops>
          <style:tab-stop style:type="center" style:position="3.345139in"/>
          <style:tab-stop style:type="right" style:position="6.691667in"/>
        </style:tab-stops>
      </style:paragraph-properties>
    </style:style>
  </office:styles>
  <office:automatic-styles>
    <style:style style:family="paragraph" style:name="P1" style:display-name="P1" style:parent-style-name="Footer">
      <style:paragraph-properties fo:background-color="transparent" fo:break-before="page"/>
    </style:style>
    <style:page-layout style:name="Standard">
      <style:page-layout-properties fo:page-width="8.267717in" fo:page-height="11.692913in" style:print-orientation="portrait" fo:margin-top="2.000000cm" fo:margin-bottom="2.000000cm" fo:margin-left="2cm" fo:margin-right="2cm"/>
      <style:header-style>
        <style:header-footer-properties svg:height="1.769000cm"/>
      </style:header-style>
      <style:footer-style>
        <style:header-footer-properties svg:height="1.769000cm"/>
      </style:footer-style>
    </style:page-layout>
  </office:automatic-styles>
  <office:master-styles>
    <style:master-page style:name="Standard" style:page-layout-name="Standard">
      <style:header>
        <text:p text:style-name="Header">Ivan Perez<text:tab/><text:tab/>Cyril Iseli</text:p>
      </style:header>
      <style:footer>
        <text:p text:style-name="P1"><text:tab/><text:tab/><text:page-number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5-11-10T11:16:31</meta:creation-date>
    <dc:date>Thu Jan  7 12:55:42 2016
</dc:date>
  </office:meta>
</office:document-meta>
</file>